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Language.doUnload( Object prog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Language.quoteString( String co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Language.getObjec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Language.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vaLanguag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Language.compile( String name , File baseDirectory , String encodin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JavaLanguage.loadProgram( String name , File base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Language.expandDirs( String dirPath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vaLanguage.getSourc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Language.parameterize( Parameters 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avaLanguag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